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3"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 style:family="paragraph" style:parent-style-name="Standard" style:list-style-name="L1"/>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fo:background-color="#ffff00" style:font-style-asian="normal" style:font-weight-asian="normal" style:font-style-complex="normal" style:font-weight-complex="normal"/>
    </style:style>
    <style:style style:name="T5" style:family="text">
      <style:text-properties fo:font-style="normal" fo:background-color="#ffff00" style:font-style-asian="normal" style:font-style-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background-color="#ffff00"/>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italic" fo:font-weight="bold" style:font-size-asian="12pt" style:font-style-asian="italic" style:font-weight-asian="bold" style:font-size-complex="12pt" style:font-style-complex="italic" style:font-weight-complex="bold"/>
    </style:style>
    <style:style style:name="T1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e 3: Caso de éxito</text:p>
      <text:p text:style-name="P2"/>
      <text:p text:style-name="P9">Empresa hipotética</text:p>
      <text:p text:style-name="P6"><text:span text:style-name="T3"><text:tab/>Para este informe utilizaré como ejemplo una Pyme vendedora de productos variados. Imaginemos que dicha empresa vende desde alimentos, pasando por juguetes, llegando hasta bazar. Digamos que la empresa realiza una renovación en el orden de su estantería semana a semana, intuyendo el orden de los productos mediante la experiencia de la interacción con el cliente.</text:span></text:p>
      <text:p text:style-name="P6"><text:span text:style-name="T3"/></text:p>
      <text:p text:style-name="P9">¿Porque aplicar ML?</text:p>
      <text:p text:style-name="P6"><text:span text:style-name="T3"><text:tab/>El Machine Learning puede analizar un gran volumen de información en un tiempo mas corto que el del ser humano, ademas si elegimos un modelo y datos adecuados podremos obtener predicciones más precisas y de manera más eficiente. </text:span></text:p>
      <text:p text:style-name="P6"><text:span text:style-name="T3"/></text:p>
      <text:p text:style-name="P9">¿Como aplicamos ML?</text:p>
      <text:p text:style-name="P6"><text:span text:style-name="T3"><text:tab/>En este caso necesitamos predecir </text:span>la cantidad vendida de un producto en una determinada semana<text:span text:style-name="T3">, por lo que tenemos un </text:span>problema de regresión <text:span text:style-name="T3">y como </text:span>el target sería la cantidad total <text:span text:style-name="T3">el modelo tendrá un </text:span>aprendizaje supervisado. <text:span text:style-name="T3">Imaginemos que dentro de la Pyme hay 3 sectores: Sector alimentos, Sector bazar, Sector juguetes. Dentro de cada sector tenemos una estantería. Tiene sentido que en el estante coloquemos los productos mas solicitados en esa semana en 1er lugar, y en el ultimo lugar colocar aquellos que no sean tan solicitados durante esa semana. Por lo tanto la cantidad total predicha funcionaria de guía para que el vendedor ordene sus productos.</text:span></text:p>
      <text:p text:style-name="P6"><text:span text:style-name="T3"/></text:p>
      <text:p text:style-name="P8"><text:span text:style-name="T11">¿Que necesitamos para aplicar ML?</text:span></text:p>
      <text:p text:style-name="P6"><text:span text:style-name="T3"><text:tab/>Lo mas importante es la información, debemos definir 3 cosas primero: </text:span>que información es relevante,<text:span text:style-name="T3"> </text:span>que método es el más adecuado para obtenerla <text:span text:style-name="T3">y </text:span>como la organizamos<text:span text:style-name="T2">.</text:span><text:span text:style-name="T3"> Para lograr responder a lo primero consideramos </text:span>la fecha de venta, el producto vendido, sector y cantidad<text:span text:style-name="T2">.</text:span><text:span text:style-name="T3"> Para lo segundo podemos </text:span>crear periodo de tiempo<text:span text:style-name="T3"> en el cual relevaremos la mayor cantidad de información posible, inclusive podríamos utilizar la información que la Pyme lleva almacenando hasta el día de hoy para </text:span>automatizar este proceso <text:span text:style-name="T3">durante ese periodo</text:span><text:span text:style-name="T2">. </text:span><text:span text:style-name="T3">Para lo tercero, necesitamos considerar que de los datos relevados necesitamos agrupar por </text:span>producto y fecha<text:span text:style-name="T3">, consiguiendo así una </text:span>cantidad_semanal. </text:p>
      <text:p text:style-name="P6"><text:span text:style-name="T3"><text:tab/>También necesitamos una computadora que tenga lo necesario para trabajar con Python y que soporte las librerías requeridas para el diseño y test del modelo. </text:span></text:p>
      <text:p text:style-name="P6"><text:span text:style-name="T3"/></text:p>
      <text:p text:style-name="P7"><text:span text:style-name="T7">¿Porque sería exitoso el resultado?</text:span></text:p>
      <text:p text:style-name="P6"><text:span text:style-name="T3"><text:tab/>Como lo que estamos realizando no es mas que un refinamiento de algo realizado “a ojo” (ver semanalmente las tendencias de los clientes), tenemos la seguridad de que el método funciona, y si a esto le agregamos la rapidez del procesamiento y la precisión en la predicción estamos frente a una oportunidad de mejorar la satisfacción de la clientela. Ya que el orden le permitiría encontrar el producto solicitado mas rápido, agilizando la venta del mismo. A su vez el cliente notaria que el negocio se adapta a la mayoría de sus necesidades rutinarias y esto crearía un lazo entre la Pyme y el cliente. Esto aumentaría los ingresos y podría atraer a nuevos clientes.</text:span></text:p>
      <text:p text:style-name="P6"><text:span text:style-name="T3"><text:tab/>Podríamos definir la acción de </text:span>ordenar los productos en base a predicciones<text:span text:style-name="T3"> como los ya conocidos s</text:span>istemas de recomendación,<text:span text:style-name="T3"> aplicados por grandes empresas como </text:span>Facebook<text:span text:style-name="T3">, </text:span>Spotify<text:span text:style-name="T3"> o </text:span>Amazon<text:span text:style-name="T3">. Sus números crecientes en ingresos y en usuarios activos son prueba fehaciente de que considerar el comportamiento general de los clientes, es un buen inicio para crear un servicio eficiente y lucrativo. </text:span>Cabe aclarar<text:span text:style-name="T3"> que las empresas nombradas no solo tienen en cuenta el comportamiento </text:span>general<text:span text:style-name="T3"> si no que son capaces de brindar</text:span> recomendaciones personalizadas<text:span text:style-name="T3"> al máximo, pero siguiendo el mismo concepto de </text:span>tendencias en determinados periodos de tiempo.</text:p>
      <text:p text:style-name="P2"><text:soft-page-break/><text:span text:style-name="T11">Resumen</text:span></text:p>
      <text:p text:style-name="P4"><text:span text:style-name="T6">Escenario: </text:span>Una Pyme que vende productos variados y los organiza en sectores.</text:p>
      <text:p text:style-name="P4"/>
      <text:p text:style-name="P4"><text:span text:style-name="T6">Objetivo: </text:span>Ordenar los productos dentro de su respectivo sector de la mejor manera.</text:p>
      <text:p text:style-name="P4"/>
      <text:p text:style-name="P4"><text:span text:style-name="T6">Camino:</text:span></text:p>
      <text:list xml:id="list5850633231746987290" text:style-name="L1">
        <text:list-item>
          <text:list>
            <text:list-item>
              <text:p text:style-name="P5"><text:span text:style-name="T6">Información: </text:span>Reunimos datos acerca de la venta: <text:span text:style-name="T8">fecha, nombre_producto, sector_producto y cantidad_unitaria</text:span> luego la organizamos de tal manera que obtengamos datos semanales de las ventas: <text:span text:style-name="T8">nro_semana, nombre_producto, sector_producto y cantidad_total.</text:span></text:p>
              <text:p text:style-name="P5"><text:span text:style-name="T8"/></text:p>
            </text:list-item>
            <text:list-item>
              <text:p text:style-name="P10"><text:span text:style-name="T9"><text:s/></text:span><text:span text:style-name="T10">Machine Learning: </text:span><text:span text:style-name="T2">Diseñamos un </text:span><text:span text:style-name="T5">modelo de regresión y de aprendizaje supervisado</text:span><text:span text:style-name="T2"> que sea </text:span><text:span text:style-name="T5">capaz de predecir la cantidad_total </text:span><text:span text:style-name="T2">de un producto dado su nombre, sector y nro_semana. Creamos un programa que muestre las mayores cantidades predichas para esa semana.</text:span></text:p>
              <text:p text:style-name="P10"><text:span text:style-name="T2"/></text:p>
            </text:list-item>
            <text:list-item>
              <text:p text:style-name="P1">Retroalimentación: <text:span text:style-name="T3">Con el propósito de verificar que el modelo funciona correctamente, se podría </text:span><text:span text:style-name="T4">comparar la cantidad vendida</text:span><text:span text:style-name="T3"> de un producto </text:span><text:span text:style-name="T4">antes y después de aplicar el modelo</text:span><text:span text:style-name="T3">, para saber si el mismo esta realizando las sugerencias con la suficiente precisión generando resultados favorable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Cristian Franco – Argentina Programa – Ticmas – Python – Manipulación de datos – Año 202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itan franco</meta:initial-creator>
    <meta:creation-date>2023-07-27T19:51:25.46</meta:creation-date>
    <dc:date>2023-07-27T23:38:28.76</dc:date>
    <dc:creator>crisitan franco</dc:creator>
    <meta:editing-duration>PT42M19S</meta:editing-duration>
    <meta:editing-cycles>3</meta:editing-cycles>
    <meta:generator>OpenOffice/4.1.14$Win32 OpenOffice.org_project/4114m1$Build-9811</meta:generator>
    <meta:document-statistic meta:table-count="0" meta:image-count="0" meta:object-count="0" meta:page-count="2" meta:paragraph-count="21" meta:word-count="724" meta:character-count="4616"/>
  </office:meta>
</office:document-meta>
</file>